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paragraph-rsid="00120a46"/>
    </style:style>
    <style:style style:name="P2" style:family="paragraph" style:parent-style-name="Standard">
      <style:text-properties officeooo:rsid="00120a46" officeooo:paragraph-rsid="00120a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What is Jenkins pipeline?</text:p>
      <text:p text:style-name="P1"/>
      <text:p text:style-name="P1">- Jenkins pipeline is a collection of plugins which supports implementing and integrating continuous delivery pipelines into Jenkins. A continuous delivery pipeline is an automated expression of your process for getting software from version control right through to your users and customers.</text:p>
      <text:p text:style-name="P1"/>
      <text:p text:style-name="P1"/>
      <text:p text:style-name="P1"/>
      <text:p text:style-name="P1">2) What scripting language is Jenkins pipeline syntax based on?</text:p>
      <text:p text:style-name="P1"/>
      <text:p text:style-name="P1">- Groovy (java-language)</text:p>
      <text:p text:style-name="P1"/>
      <text:p text:style-name="P1"/>
      <text:p text:style-name="P1"/>
      <text:p text:style-name="P1">3) What are the ways you can write pipeline in Jenkins?</text:p>
      <text:p text:style-name="P2"/>
      <text:p text:style-name="P2">- Scripted</text:p>
      <text:p text:style-name="P2">-Declarative</text:p>
      <text:p text:style-name="P2"/>
      <text:p text:style-name="P2"/>
      <text:p text:style-name="P2">4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12:27:46.803147670</meta:creation-date>
    <dc:date>2023-04-04T12:33:03.030236608</dc:date>
    <meta:editing-duration>PT5M16S</meta:editing-duration>
    <meta:editing-cycles>1</meta:editing-cycles>
    <meta:document-statistic meta:table-count="0" meta:image-count="0" meta:object-count="0" meta:page-count="1" meta:paragraph-count="8" meta:word-count="75" meta:character-count="486" meta:non-whitespace-character-count="419"/>
    <meta:generator>LibreOffice/7.3.7.2$Linux_X86_64 LibreOffice_project/30$Build-2</meta:generator>
  </office:meta>
</office:document-meta>
</file>